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th" style:country-complex="TH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c0c0c0"/>
      <style:text-properties fo:color="#ff0000"/>
    </style:style>
    <style:style style:name="ce17" style:family="table-cell" style:parent-style-name="Default">
      <style:text-properties style:text-line-through-style="soli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9" table:number-columns-repeated="1015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10" office:value-type="string">
            <text:p>SCREENSHOT</text:p>
          </table:table-cell>
          <table:table-cell table:style-name="ce10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1" table:number-columns-repeated="2"/>
          <table:table-cell table:style-name="ce13" table:number-columns-repeated="3"/>
          <table:table-cell table:style-name="ce16" table:number-columns-repeated="248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table:style-name="ce6" office:value-type="string">
            <text:p>2.4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>
            <text:p>Dia</text:p>
          </table:table-cell>
          <table:table-cell table:style-name="ce6" office:value-type="string">
            <text:p>0.96.1-9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rupal</text:p>
          </table:table-cell>
          <table:table-cell table:style-name="ce7" table:formula="of:=&quot;6.10&quot;" office:value-type="string" office:string-value="6.10">
            <text:p>6.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table:formula="of:=&quot;3.0.8&quot;" office:value-type="string" office:string-value="3.0.8">
            <text:p>3.0.8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7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7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1" table:number-columns-repeated="2"/>
          <table:table-cell table:style-name="ce14"/>
          <table:table-cell table:style-name="ce13" table:number-columns-repeated="2"/>
          <table:table-cell table:style-name="ce16" table:number-columns-repeated="248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6&quot;" office:value-type="string" office:string-value="2.6.6">
            <text:p>2.6.6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7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8" table:formula="of:=&quot;1.5.9&quot;" office:value-type="string" office:string-value="1.5.9">
            <text:p>1.5.9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Kompozer</text:p>
          </table:table-cell>
          <table:table-cell table:style-name="ce7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8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Moodle</text:p>
          </table:table-cell>
          <table:table-cell table:style-name="ce8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2">
          <table:table-cell table:style-name="ce1" office:value-type="string">
            <text:p>Notepad2</text:p>
          </table:table-cell>
          <table:table-cell table:style-name="ce5" office:value-type="string">
            <text:p>3.0.20</text:p>
          </table:table-cell>
          <table:table-cell table:style-name="ce1" office:value-type="float" office:value="0.52">
            <text:p>0.52</text:p>
          </table:table-cell>
          <table:table-cell table:style-name="ce1" office:value-type="string">
            <text:p>http://nchc.dl.sourceforge.net/sourceforge/notepad2/notepad2v1108.7z</text:p>
          </table:table-cell>
          <table:table-cell table:number-columns-repeated="2" table:style-name="ce11" office:value-type="string">
            <text:p>x</text:p>
          </table:table-cell>
          <table:table-cell table:style-name="ce1"/>
          <table:table-cell table:style-name="ce11" table:number-columns-repeated="2"/>
          <table:table-cell table:style-name="ce1" table:number-columns-repeated="1015"/>
        </table:table-row>
        <table:table-row table:style-name="ro1">
          <table:table-cell office:value-type="string">
            <text:p>Notepad++</text:p>
          </table:table-cell>
          <table:table-cell table:formula="of:=&quot;5.3.1&quot;" office:value-type="string" office:string-value="5.3.1">
            <text:p>5.3.1</text:p>
          </table:table-cell>
          <table:table-cell/>
          <table:table-cell office:value-type="string">
            <text:p>http://downloads.sourceforge.net/notepad-plus/npp.5.3.1.Installer.exe?use_mirror=jaist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7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7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MF</text:p>
          </table:table-cell>
          <table:table-cell table:style-name="ce8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bversion</text:p>
          </table:table-cell>
          <table:table-cell table:style-name="ce8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perTux</text:p>
          </table:table-cell>
          <table:table-cell table:style-name="ce7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21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8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8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9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number-columns-repeated="8" table:default-cell-style-name="Default"/>
        <table:table-row table:style-name="ro1">
          <table:table-cell table:style-name="ce18" office:value-type="string">
            <text:p>Office</text:p>
          </table:table-cell>
          <table:table-cell table:style-name="ce18" office:value-type="string">
            <text:p>Internet</text:p>
          </table:table-cell>
          <table:table-cell table:style-name="ce18" office:value-type="string">
            <text:p>Utilities</text:p>
          </table:table-cell>
          <table:table-cell table:style-name="ce18" office:value-type="string">
            <text:p>Education</text:p>
          </table:table-cell>
          <table:table-cell table:style-name="ce18" office:value-type="string">
            <text:p>Web Development</text:p>
          </table:table-cell>
          <table:table-cell table:style-name="ce18" office:value-type="string">
            <text:p>Multimedia</text:p>
          </table:table-cell>
          <table:table-cell table:style-name="ce18" office:value-type="string">
            <text:p>Graphics</text:p>
          </table:table-cell>
          <table:table-cell table:style-name="ce18" office:value-type="string">
            <text:p>Entertainment</text:p>
          </table:table-cell>
        </table:table-row>
        <table:table-row table:style-name="ro1">
          <table:table-cell office:value-type="string">
            <text:p>Dia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Drupal</text:p>
          </table:table-cell>
          <table:table-cell office:value-type="string">
            <text:p>Audacity</text:p>
          </table:table-cell>
          <table:table-cell office:value-type="string">
            <text:p>Blender</text:p>
          </table:table-cell>
          <table:table-cell office:value-type="string">
            <text:p>Lbreakout2</text:p>
          </table:table-cell>
        </table:table-row>
        <table:table-row table:style-name="ro1">
          <table:table-cell office:value-type="string">
            <text:p>GanttProject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office:value-type="string">
            <text:p>VLC</text:p>
          </table:table-cell>
          <table:table-cell office:value-type="string">
            <text:p>GIMP</text:p>
          </table:table-cell>
          <table:table-cell table:style-name="ce2" office:value-type="string">
            <text:p>SuperTux</text:p>
          </table:table-cell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Math</text:p>
          </table:table-cell>
          <table:table-cell office:value-type="string">
            <text:p>Joomla</text:p>
          </table:table-cell>
          <table:table-cell/>
          <table:table-cell office:value-type="string">
            <text:p>Inkscape</text:p>
          </table:table-cell>
          <table:table-cell/>
        </table:table-row>
        <table:table-row table:style-name="ro1">
          <table:table-cell office:value-type="string">
            <text:p>PDFCreator</text:p>
          </table:table-cell>
          <table:table-cell/>
          <table:table-cell office:value-type="string">
            <text:p>Notepad2</text:p>
          </table:table-cell>
          <table:table-cell office:value-type="string">
            <text:p>Tux Paint</text:p>
          </table:table-cell>
          <table:table-cell office:value-type="string">
            <text:p>Kompozer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Tux Typing</text:p>
          </table:table-cell>
          <table:table-cell table:style-name="ce2" office:value-type="string">
            <text:p>SM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office:value-type="string">
            <text:p>XAMPP</text:p>
          </table:table-cell>
          <table:table-cell table:number-columns-repeated="3"/>
        </table:table-row>
      </table:table>
      <table:database-ranges>
        <table:database-range table:target-range-address="Sheet2.A2:Sheet2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31/03/2009</text:date>, <text:time>10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3-31T10:32:09.39</dc:date>
    <meta:editing-cycles>17</meta:editing-cycles>
    <meta:editing-duration>PT08H31M56S</meta:editing-duration>
    <meta:document-statistic meta:table-count="2" meta:cell-count="273" meta:object-count="0"/>
    <meta:user-defined meta:name="Info 1"/>
    <meta:user-defined meta:name="Info 2"/>
    <meta:user-defined meta:name="Info 3"/>
    <meta:user-defined meta:name="Info 4"/>
  </office:meta>
</office:document-meta>
</file>